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Title" style:display-name="Paragraph Title" style:family="paragraph" style:parent-style-name="Normal">
      <style:paragraph-properties fo:margin-bottom="0in"/>
      <style:text-properties style:font-name="Poppins" style:font-name-complex="Poppins" fo:font-weight="bold" style:font-weight-asian="bold" style:font-weight-complex="bold" fo:font-size="12pt" style:font-size-asian="12pt" style:font-size-complex="12pt" fo:hyphenate="false"/>
    </style:style>
    <style:style style:name="ParagraphTitleChar" style:display-name="Paragraph Title Char" style:family="text" style:parent-style-name="DefaultParagraphFont">
      <style:text-properties style:font-name="Poppins" style:font-name-complex="Poppins" fo:font-weight="bold" style:font-weight-asian="bold" style:font-weight-complex="bold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h Kolambekar</meta:initial-creator>
    <dc:creator>Yash Kolambekar</dc:creator>
    <meta:creation-date>2023-12-14T02:41:00Z</meta:creation-date>
    <dc:date>2023-12-14T02:42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